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282" officeooo:paragraph-rsid="001be282"/>
    </style:style>
    <style:style style:name="P2" style:family="paragraph" style:parent-style-name="Standard">
      <style:text-properties officeooo:rsid="001bfbb1" officeooo:paragraph-rsid="001bfbb1"/>
    </style:style>
    <style:style style:name="P3" style:family="paragraph" style:parent-style-name="Standard">
      <style:text-properties officeooo:rsid="001e5f56" officeooo:paragraph-rsid="001e5f56"/>
    </style:style>
    <style:style style:name="P4" style:family="paragraph" style:parent-style-name="Standard">
      <style:text-properties fo:font-weight="bold" officeooo:rsid="001e5f56" officeooo:paragraph-rsid="001e5f56" style:font-weight-asian="bold" style:font-weight-complex="bold"/>
    </style:style>
    <style:style style:name="P5" style:family="paragraph" style:parent-style-name="Standard">
      <style:text-properties fo:font-weight="normal" officeooo:rsid="00216964" officeooo:paragraph-rsid="00216964" style:font-weight-asian="normal" style:font-weight-complex="normal"/>
    </style:style>
    <style:style style:name="P6" style:family="paragraph" style:parent-style-name="Standard">
      <style:text-properties fo:font-weight="normal" officeooo:rsid="0021c9b2" officeooo:paragraph-rsid="0021c9b2" style:font-weight-asian="normal" style:font-weight-complex="normal"/>
    </style:style>
    <style:style style:name="T1" style:family="text">
      <style:text-properties officeooo:rsid="001dba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a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0fa7b"/>
    </style:style>
    <style:style style:name="T6" style:family="text">
      <style:text-properties officeooo:rsid="002169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forme de supuestos para el Trabajo Práctico 1</text:span>:</text:p>
      <text:p text:style-name="P1"/>
      <text:p text:style-name="P1">1- El tiempo de visita de una atracción es en segundos.</text:p>
      <text:p text:style-name="P1">2- El tiempo restante de un usuario es en segundos.</text:p>
      <text:p text:style-name="P1">3- Las promociones descuentan presupuesto del usuario.</text:p>
      <text:p text:style-name="P1"/>
      <text:p text:style-name="P2"><text:span text:style-name="T2">Informe de cambios para el Trabajo Práctico 1 - </text:span><text:span text:style-name="T3">Feedback</text:span>:</text:p>
      <text:p text:style-name="P2"/>
      <text:p text:style-name="P2"><text:span text:style-name="T1">1- </text:span>Cambios en las promociones, se simplificó la implementación.</text:p>
      <text:p text:style-name="P2"><text:span text:style-name="T1">2- </text:span>Cambios en los test, se prueba promociones directamente.</text:p>
      <text:p text:style-name="P2"><text:span text:style-name="T1">3- </text:span>Cambios en el diagrama de clases, mostrando las relaciones, métodos y atributos faltantes.</text:p>
      <text:p text:style-name="P2"/>
      <text:p text:style-name="P4">Informe de impacto para el Trabajo Práctico 1 - <text:span text:style-name="T5">Parte</text:span> 2:</text:p>
      <text:p text:style-name="P3"/>
      <text:p text:style-name="P3">1- <text:span text:style-name="T6">C</text:span>ambió la manera de aplicar la promoción. Ahora la responsabilidad de la promoción es solo dar el costo asociado a una sugerencia. Por consecuente, cambió la implementación de todas las promociones.</text:p>
      <text:p text:style-name="P3">Esto se debe a que pensé mal las responsabilidad de la promoción desde un principio. Esta no tiene porque <text:span text:style-name="T2">aplicar</text:span> <text:span text:style-name="T4">un costo a una promoción, pero si calcular el costo.</text:span></text:p>
      <text:p text:style-name="P5">2- Se agrega posición al usuario para la promoción del extranjero. </text:p>
      <text:p text:style-name="P6">3- Se realiza la distinción entre promociones acumulables y no acumul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26.866811355</meta:creation-date>
    <dc:date>2015-05-18T22:44:01.645195873</dc:date>
    <meta:editing-duration>PT1M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73" meta:character-count="1045" meta:non-whitespace-character-count="884"/>
  </office:meta>
</office:document-meta>
</file>